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d55" officeooo:paragraph-rsid="00101d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ndo a SeparateChainingHashST com as palavras do arquivo 'test/les-miserables.txt' ...</text:p>
      <text:p text:style-name="P1">Hashing com SeparateChainingHashST</text:p>
      <text:p text:style-name="P1">ST criada em 0.939 segundos</text:p>
      <text:p text:style-name="P1">ST contém 26764 itens</text:p>
      <text:p text:style-name="P1"/>
      <text:p text:style-name="P1">=============================================</text:p>
      <text:p text:style-name="P1">Criando a MeuSeparateChainingHashST com as palavras do arquivo 'test/les-miserables.txt' ...</text:p>
      <text:p text:style-name="P1">Hashing com MeuSeparateChainingHashST</text:p>
      <text:p text:style-name="P1">ST criada em 0.512 segundos</text:p>
      <text:p text:style-name="P1">ST contém 26764 itens</text:p>
      <text:p text:style-name="P1">Tabela hash tem 4093 listas</text:p>
      <text:p text:style-name="P1">Maior comprimento de uma lista é 17</text:p>
      <text:p text:style-name="P1">Fator de carga (= n/m) = 6.538968971414611</text:p>
      <text:p text:style-name="P1">Chi^2 = 4175.58, [m-sqrt(m),m+sqrt(m)] = [4029.02, 4156.98]</text:p>
      <text:p text:style-name="P1"/>
      <text:p text:style-name="P1">–</text:p>
      <text:p text:style-name="P1"/>
      <text:p text:style-name="P1">Criando a SeparateChainingHashST com as palavras do arquivo 'test/actors.list' ...</text:p>
      <text:p text:style-name="P1">Hashing com SeparateChainingHashST</text:p>
      <text:p text:style-name="P1">ST criada em 156.051 segundos</text:p>
      <text:p text:style-name="P1">ST contém 1486270 itens</text:p>
      <text:p text:style-name="P1"/>
      <text:p text:style-name="P1">=============================================</text:p>
      <text:p text:style-name="P1">Criando a MeuSeparateChainingHashST com as palavras do arquivo 'test/actors.list' ...</text:p>
      <text:p text:style-name="P1">Hashing com MeuSeparateChainingHashST</text:p>
      <text:p text:style-name="P1">ST criada em 152.56 segundos</text:p>
      <text:p text:style-name="P1">ST contém 1486270 itens</text:p>
      <text:p text:style-name="P1">Tabela hash tem 262139 listas</text:p>
      <text:p text:style-name="P1">Maior comprimento de uma lista é 21</text:p>
      <text:p text:style-name="P1">Fator de carga (= n/m) = 5.669778247418354</text:p>
      <text:p text:style-name="P1">Chi^2 = 283419.02, [m-sqrt(m),m+sqrt(m)] = [261627.00, 262651.0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8:52:19.614511356</meta:creation-date>
    <dc:date>2017-05-26T19:34:24.611503001</dc:date>
    <meta:editing-duration>PT31M54S</meta:editing-duration>
    <meta:editing-cycles>1</meta:editing-cycles>
    <meta:generator>LibreOffice/5.1.5.2$Linux_X86_64 LibreOffice_project/10m0$Build-2</meta:generator>
    <meta:document-statistic meta:table-count="0" meta:image-count="0" meta:object-count="0" meta:page-count="1" meta:paragraph-count="27" meta:word-count="142" meta:character-count="1114" meta:non-whitespace-character-count="998"/>
  </office:meta>
</office:document-meta>
</file>